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37f11" officeooo:paragraph-rsid="00037f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5-05-31, 1410 </text:p>
      <text:p text:style-name="P1"/>
      <text:p text:style-name="P1">I am thinking about the end again today.</text:p>
      <text:p text:style-name="P1"/>
      <text:p text:style-name="P1">“What would it like be at the end?”</text:p>
      <text:p text:style-name="P1">“How would it all end?”</text:p>
      <text:p text:style-name="P1"/>
      <text:p text:style-name="P1">“Would there be abundance? Or would there be scarcity?”</text:p>
      <text:p text:style-name="P1">“Would AI be there for our good, or for the worse?”</text:p>
      <text:p text:style-name="P1"/>
      <text:p text:style-name="P1">Amid these questions that are popping in my head, I am thinking if I can just ignore these and do what I <text:s/>want to do, what I like to do. Should I pursue some hobby to keep myself busy? But then I am confused about which hobby should it be, or would that be?</text:p>
      <text:p text:style-name="P1"/>
      <text:p text:style-name="P1">I do a couple of things to relax myself like meditation, reading, watching motivational videos (about Buddhism, Buddhist stories, or one of Ankur Warikoo’s talks), like journaling. But sometimes the world simply doesn’t make sense and pieces don’t fit together and you lay their in confusion, alone. You wouldn’t know which hobby to pursue. You would not know whether to sit up or to lie down. You wouldn’t know what to write, what to say but it is a continuous process and world goes on, time goes on, 400 words complete, and you are still alive.</text:p>
      <text:p text:style-name="P1"/>
      <text:p text:style-name="P1">“What do I do?”</text:p>
      <text:p text:style-name="P1"><text:line-break/>I am going to be working on social media marketing of my blog posts on Twitter, Facebook and LinkedIn.</text:p>
      <text:p text:style-name="P1"/>
      <text:p text:style-name="P1">I had lunch at the temple so I am not going to be eating any time now or till evening.</text:p>
      <text:p text:style-name="P1"/>
      <text:p text:style-name="P1">I had been to Tijara ji today with Akash (Honey Kaushik). Nothing much, just meditated for 20 minutes <text:s/>in the temple sounds and came back, no special ritual (like donation for chhatra, or aarti with diyas), no special purchase (like bangles, or handbag, or any item used in cooking). I meant Moni wasn’t there :D</text:p>
      <text:p text:style-name="P1"/>
      <text:p text:style-name="P1">Sometimes when I write I think is it making sense or not? Is it resonating as one piece or a thousand incomplete stories? But then I pass it to AI and it is one coherent piece.</text:p>
      <text:p text:style-name="P1"/>
      <text:p text:style-name="P1">Right now, I feel stupid because just now, I wished there was someone I could talk to. To whom I could explain what I was going through. Thought for just a moment, but a thought albeit. </text:p>
      <text:p text:style-name="P1"/>
      <text:p text:style-name="P1">“What am I going to do with this weekend off?”</text:p>
      <text:p text:style-name="P1">I am going to make a TO-DO. I am going to blog, I am going to read and I will relax myself today. Huh… God bl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31T14:05:11.670998108</meta:creation-date>
    <dc:date>2025-05-31T14:35:13.226998299</dc:date>
    <meta:editing-duration>PT30M2S</meta:editing-duration>
    <meta:editing-cycles>1</meta:editing-cycles>
    <meta:document-statistic meta:table-count="0" meta:image-count="0" meta:object-count="0" meta:page-count="1" meta:paragraph-count="16" meta:word-count="399" meta:character-count="2062" meta:non-whitespace-character-count="1674"/>
    <meta:generator>LibreOffice/7.4.7.2$Linux_X86_64 LibreOffice_project/40$Build-2</meta:generator>
  </office:meta>
</office:document-meta>
</file>